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e51" officeooo:paragraph-rsid="0015fe51"/>
    </style:style>
    <style:style style:name="P2" style:family="paragraph" style:parent-style-name="Standard">
      <style:text-properties officeooo:rsid="0016a265" officeooo:paragraph-rsid="0016a265"/>
    </style:style>
    <style:style style:name="P3" style:family="paragraph" style:parent-style-name="Standard">
      <style:text-properties officeooo:rsid="0017879a" officeooo:paragraph-rsid="0017879a"/>
    </style:style>
    <style:style style:name="P4" style:family="paragraph" style:parent-style-name="Standard">
      <style:text-properties officeooo:rsid="00194402" officeooo:paragraph-rsid="00194402"/>
    </style:style>
    <style:style style:name="P5" style:family="paragraph" style:parent-style-name="Standard">
      <style:text-properties officeooo:rsid="001a3b35" officeooo:paragraph-rsid="001a3b35"/>
    </style:style>
    <style:style style:name="P6" style:family="paragraph" style:parent-style-name="Standard">
      <style:text-properties officeooo:rsid="0020cde7" officeooo:paragraph-rsid="0020cde7"/>
    </style:style>
    <style:style style:name="P7" style:family="paragraph" style:parent-style-name="Standard">
      <style:text-properties officeooo:rsid="00213337" officeooo:paragraph-rsid="00213337"/>
    </style:style>
    <style:style style:name="P8" style:family="paragraph" style:parent-style-name="Standard">
      <style:text-properties officeooo:rsid="002205a0"/>
    </style:style>
    <style:style style:name="P9" style:family="paragraph" style:parent-style-name="Standard">
      <style:text-properties officeooo:rsid="002526de" officeooo:paragraph-rsid="002526de"/>
    </style:style>
    <style:style style:name="P10" style:family="paragraph" style:parent-style-name="Standard">
      <style:text-properties officeooo:rsid="0026a1d9" officeooo:paragraph-rsid="0026a1d9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fo:font-weight="bold" officeooo:rsid="0015fe51" style:font-weight-asian="bold" style:font-weight-complex="bold"/>
    </style:style>
    <style:style style:name="T4" style:family="text">
      <style:text-properties officeooo:rsid="0015e779"/>
    </style:style>
    <style:style style:name="T5" style:family="text">
      <style:text-properties officeooo:rsid="0018df1f"/>
    </style:style>
    <style:style style:name="T6" style:family="text">
      <style:text-properties officeooo:rsid="0019fb5f"/>
    </style:style>
    <style:style style:name="T7" style:family="text">
      <style:text-properties fo:color="#00a933"/>
    </style:style>
    <style:style style:name="T8" style:family="text">
      <style:text-properties officeooo:rsid="001beef7"/>
    </style:style>
    <style:style style:name="T9" style:family="text">
      <style:text-properties officeooo:rsid="001cf813"/>
    </style:style>
    <style:style style:name="T10" style:family="text">
      <style:text-properties officeooo:rsid="001dcca5"/>
    </style:style>
    <style:style style:name="T11" style:family="text">
      <style:text-properties officeooo:rsid="001e4448"/>
    </style:style>
    <style:style style:name="T12" style:family="text">
      <style:text-properties officeooo:rsid="00200bde"/>
    </style:style>
    <style:style style:name="T13" style:family="text">
      <style:text-properties officeooo:rsid="00213337"/>
    </style:style>
    <style:style style:name="T14" style:family="text">
      <style:text-properties officeooo:rsid="00215c5d"/>
    </style:style>
    <style:style style:name="T15" style:family="text">
      <style:text-properties officeooo:rsid="0026a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ise de Note Livre Blanc:</text:span> <text:span text:style-name="T4">T</text:span>raité de l'annotation visuel</text:p>
      <text:p text:style-name="Standard"/>
      <text:p text:style-name="Standard">certain logiciel ont existé dans le cadre de la recherche mais souvent méconnu et délaissé : bug et faible accompagnement technique = personnes décus</text:p>
      <text:p text:style-name="Standard"/>
      <text:p text:style-name="Standard"><text:span text:style-name="T3">A</text:span><text:span text:style-name="T2">nnotation :</text:span> collaborative, numérique, sémantique, spatialisé et vidéo.</text:p>
      <text:p text:style-name="P1">DAN : Document Audiovisuel Numérique</text:p>
      <text:p text:style-name="P1"/>
      <text:p text:style-name="P2">4 usages : recherche simple, recherche experte, démarche pédagogique et volonté de visualisation.</text:p>
      <text:p text:style-name="P2"/>
      <text:p text:style-name="P4"><text:span text:style-name="T7">Usage simple</text:span> → annotation classique <text:span text:style-name="T6">comme on annote un livre, </text:span><text:span text:style-name="T8">volonté d’un logiciel simple avec prise en main rapide.</text:span></text:p>
      <text:p text:style-name="P2"/>
      <text:p text:style-name="P3">Notation avec association d’image, son, <text:span text:style-name="T5">un word, </text:span><text:span text:style-name="T12">graphique</text:span></text:p>
      <text:p text:style-name="P3"/>
      <text:p text:style-name="P5"><text:span text:style-name="T7">Usage complexe</text:span> → <text:span text:style-name="T8">logiciel complexe et prise en plus longue accepté, catégorisation des annotations. </text:span><text:span text:style-name="T9">Génération d’annotation automatisé </text:span><text:span text:style-name="T10">(une annotation pour chaque plan), </text:span><text:span text:style-name="T11">sync et transcription des mots prononcé dans le DAN</text:span></text:p>
      <text:p text:style-name="P5"/>
      <text:p text:style-name="P6"><text:span text:style-name="T7">Usage pédagogique</text:span> → collab avec statut admin/utilisateurs <text:span text:style-name="T13">pour des cours ou autres donc logiciel très simple à prendre en main</text:span></text:p>
      <text:p text:style-name="P6"/>
      <text:p text:style-name="P7"><text:span text:style-name="T7">La visualisation</text:span> → <text:span text:style-name="T14">visualisation d’une recherche donc d’un DAN annoté</text:span></text:p>
      <text:p text:style-name="P8"/>
      <text:p text:style-name="P9">Présente les différents logiciels <text:span text:style-name="T15">d’annotation</text:span>.</text:p>
      <text:p text:style-name="P9"/>
      <text:p text:style-name="P10">Tableau récapitulatif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09:45:36.525574798</meta:creation-date>
    <dc:date>2025-01-29T12:13:25.019177203</dc:date>
    <meta:editing-duration>PT2H7M18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54" meta:character-count="1069" meta:non-whitespace-character-count="927"/>
  </office:meta>
</office:document-meta>
</file>